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1.765cm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start" fo:margin-left="1.765cm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&lt;&lt;foreach [in product]&gt;&gt;&lt;&lt;if [IndexOf() % 2 == 0]&gt;&gt;&lt;&lt;[NumberOf()]&gt;&gt;.       &lt;&lt;[ProductName]&gt;&gt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&lt;&lt;else&gt;&gt;&lt;&lt;[NumberOf()]&gt;&gt;.       &lt;&lt;[ProductName]&gt;&gt;</text:p>
          </table:table-cell>
          <table:table-cell table:style-name="ce1"/>
          <table:table-cell office:value-type="string" table:style-name="ce2">
            <text:p>&lt;&lt;/if&gt;&gt;&lt;&lt;/foreach&gt;&gt;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4:32Z</meta:creation-date>
    <dc:date>2015-12-14T06:54:15Z</dc:date>
  </office:meta>
</office:document-meta>
</file>